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" svg:font-family="Tahoma, Geneva, Verdana, sans-serif"/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741cm" fo:margin-top="0cm" fo:margin-bottom="0cm" fo:line-height="117%" fo:text-indent="0cm" style:auto-text-indent="false" fo:background-color="#ffffff" fo:padding="0cm" fo:border="none">
        <style:background-image/>
      </style:paragraph-properties>
      <style:text-properties fo:font-variant="normal" fo:text-transform="none" fo:color="#454545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text-properties style:font-name="Arial1" fo:font-size="12pt" style:font-size-asian="12pt" style:font-size-complex="12pt"/>
    </style:style>
    <style:style style:name="P3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1" fo:font-size="12pt" style:font-size-asian="12pt" style:font-size-complex="12pt"/>
    </style:style>
    <style:style style:name="P4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margin-left="0cm" fo:margin-right="0.741cm" fo:margin-top="0cm" fo:margin-bottom="0cm" fo:line-height="117%" fo:keep-together="auto" fo:text-indent="0cm" style:auto-text-indent="false" fo:background-color="#ffffff" fo:padding="0cm" fo:border="none" fo:keep-with-next="auto">
        <style:background-image/>
      </style:paragraph-properties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margin-left="0cm" fo:margin-right="0.741cm" fo:margin-top="0cm" fo:margin-bottom="0cm" fo:line-height="117%" fo:text-indent="0cm" style:auto-text-indent="false" fo:background-color="#ffffff" fo:padding="0cm" fo:border="none">
        <style:background-image/>
      </style:paragraph-properties>
      <style:text-properties style:font-name="Arial1" fo:font-size="12pt" style:font-size-asian="12pt" style:font-size-complex="12pt"/>
    </style:style>
    <style:style style:name="P7" style:family="paragraph" style:parent-style-name="Standard" style:list-style-name="WWNum3">
      <style:paragraph-properties fo:margin-left="1.27cm" fo:margin-right="0.741cm" fo:margin-top="0cm" fo:margin-bottom="0cm" fo:line-height="117%" fo:keep-together="auto" fo:text-indent="-0.635cm" style:auto-text-indent="false" fo:background-color="#ffffff" fo:padding="0cm" fo:border="none" fo:keep-with-next="auto">
        <style:background-image/>
      </style:paragraph-properties>
      <style:text-properties style:font-name="Arial1" fo:font-size="12pt" style:font-size-asian="12pt" style:font-size-complex="12pt"/>
    </style:style>
    <style:style style:name="P8" style:family="paragraph" style:parent-style-name="Standard" style:master-page-name="Standard">
      <style:paragraph-properties style:page-number="auto"/>
      <style:text-properties style:font-name="Arial1"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666666" fo:background-color="#ffffff"/>
    </style:style>
    <style:style style:name="T5" style:family="text">
      <style:text-properties fo:color="#666666" fo:background-color="#ffffff" style:font-name-asian="Roboto1" style:font-name-complex="Roboto1"/>
    </style:style>
    <style:style style:name="T6" style:family="text">
      <style:text-properties fo:color="#666666" style:font-name="Roboto" fo:font-size="15pt" fo:background-color="#ffffff" style:font-name-asian="Roboto1" style:font-size-asian="15pt" style:font-name-complex="Roboto1" style:font-size-complex="15pt"/>
    </style:style>
    <style:style style:name="T7" style:family="text">
      <style:text-properties fo:color="#666666" style:text-underline-style="none" fo:background-color="#ffffff"/>
    </style:style>
    <style:style style:name="T8" style:family="text">
      <style:text-properties fo:color="#666666" fo:font-size="15pt" fo:background-color="#ffffff" style:font-name-asian="Roboto1" style:font-size-asian="15pt" style:font-name-complex="Roboto1" style:font-size-complex="15pt"/>
    </style:style>
    <style:style style:name="T9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Requisitos do supervisório</text:span></text:p>
      <text:p text:style-name="P2"/>
      <text:list xml:id="list2705471566749607714" text:style-name="WWNum1">
        <text:list-item>
          <text:p text:style-name="P3">Ler a temperatura de vários pontos do headend;</text:p>
        </text:list-item>
        <text:list-item>
          <text:p text:style-name="P3">saber se os ar-condicionados estão ligados ou desligados;</text:p>
        </text:list-item>
        <text:list-item>
          <text:p text:style-name="P3">poder ligá-los e desligá-los de forma automática;</text:p>
        </text:list-item>
        <text:list-item>
          <text:p text:style-name="P3">possuir um dashboard no formato de uma planta baixa para exibir os dados;</text:p>
        </text:list-item>
        <text:list-item>
          <text:p text:style-name="P3">permitir que os ar-condicionados possam ser ligados de forma manual pelo dashboard;</text:p>
        </text:list-item>
      </text:list>
      <text:p text:style-name="P2"/>
      <text:p text:style-name="P2"/>
      <text:p text:style-name="P2"/>
      <text:p text:style-name="P2"><text:span text:style-name="T2">Regras de negócio</text:span></text:p>
      <text:p text:style-name="P2"/>
      <text:list xml:id="list4176368016907180988" text:style-name="WWNum2">
        <text:list-item>
          <text:p text:style-name="P4">O sistema só pode ligar os spliters se os chillers estiverem desligados. Talvez algum disjuntor dispare se os chillers e os spliters estiverem ligados ao mesmo tempo;</text:p>
        </text:list-item>
      </text:list>
      <text:p text:style-name="P2"/>
      <text:p text:style-name="P2"/>
      <text:p text:style-name="P2"/>
      <text:p text:style-name="P2"/>
      <text:p text:style-name="P2"><text:span text:style-name="T2">Sensores</text:span></text:p>
      <text:p text:style-name="P2"/>
      <text:p text:style-name="P5"><text:span text:style-name="T2">Sensor De Temperatura Ds18b20</text:span> <text:span text:style-name="T5">– Vários sensores podem ser ligados em uma única porta.</text:span></text:p>
      <text:list xml:id="list2887216102560696396" text:style-name="WWNum3">
        <text:list-item>
          <text:p text:style-name="P7"><text:span text:style-name="T4">Tensão de alimentação: 3.0 - 5.5VDC;</text:span></text:p>
        </text:list-item>
        <text:list-item>
          <text:p text:style-name="P7"><text:span text:style-name="T4">Leitura de temperatura entre: -55°C a +125°C (±0.5°C) ;</text:span></text:p>
        </text:list-item>
        <text:list-item>
          <text:p text:style-name="P7"><text:span text:style-name="T4">Precisão: ±0.5°C entre -10°C e +85°C;</text:span></text:p>
        </text:list-item>
        <text:list-item>
          <text:p text:style-name="P7"><text:span text:style-name="T4">Fios: Vermelho(VCC), Amarelo(DATA) e Preto(GND);</text:span></text:p>
        </text:list-item>
        <text:list-item>
          <text:p text:style-name="P7"><text:span text:style-name="T4">Tempo de atualização: &lt;750ms;</text:span></text:p>
        </text:list-item>
        <text:list-item>
          <text:p text:style-name="P7"><text:span text:style-name="T4">Precisão: ±0.5°C;</text:span></text:p>
        </text:list-item>
        <text:list-item>
          <text:p text:style-name="P7"><text:span text:style-name="T4">Resolução: 9 ou 12 bits;</text:span></text:p>
        </text:list-item>
        <text:list-item>
          <text:p text:style-name="P7"><text:span text:style-name="T4">Interface 1 fio (1 Wire);</text:span></text:p>
        </text:list-item>
        <text:list-item>
          <text:p text:style-name="P7"><text:span text:style-name="T4">ID único de 64 bits;</text:span></text:p>
        </text:list-item>
      </text:list>
      <text:p text:style-name="P5"/>
      <text:p text:style-name="P5">Fim de curso – </text:p>
      <text:p text:style-name="P6"/>
      <text:p text:style-name="P6"/>
      <text:p text:style-name="P1">Emissor (<text:span text:style-name="T9">TIL32</text:span>) e receptor (<text:span text:style-name="T9">KSM603LM</text:span>) infravermelho –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" svg:font-family="Tahoma, Geneva, Verdana, sans-serif"/>
    <style:font-face style:name="Arial3" svg:font-family="Arial" style:font-family-generic="swiss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list-style-name="" style:class="text">
      <style:paragraph-properties fo:margin-top="0cm" fo:margin-bottom="0.106cm" fo:line-height="100%" fo:text-align="start" style:justify-single-word="false" fo:keep-together="always" fo:keep-with-next="always"/>
      <style:text-properties style:font-name="Arial1" fo:font-size="26pt" style:font-name-asian="Microsoft YaHei" style:font-size-asian="26pt" style:font-name-complex="Arial2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1" meta:word-count="169" meta:character-count="1000"/>
    <dc:date>2022-05-10T21:03:33.17</dc:date>
    <dc:creator>Rosenildo Furtado</dc:creator>
    <meta:generator>OpenOffice/4.1.11$Win32 OpenOffice.org_project/4111m1$Build-9808</meta:generator>
  </office:meta>
</office:document-meta>
</file>